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$1,217.49</text:p>
      <text:p text:style-name="P1"/>
      <text:p text:style-name="P1"><text:a xlink:type="simple" xlink:href="https://maps.googleapis.com/maps/api/place/details/json?place_id=ChIJW5hIjUZZzpQRDJtd2P4nT2k&amp;key=AIzaSyAFJywZr8chFDtxNX5tPazJiwOvUr6pQCQ" text:style-name="Internet_20_link" text:visited-style-name="Visited_20_Internet_20_Link">https://maps.googleapis.com/maps/api/place/details/json?place_id=ChIJW5hIjUZZzpQRDJtd2P4nT2k&amp;key=AIzaSyAFJywZr8chFDtxNX5tPazJiwOvUr6pQC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6:06:47.938096187</meta:creation-date>
    <dc:date>2019-09-12T18:54:30.157627937</dc:date>
    <meta:editing-duration>PT2H37M32S</meta:editing-duration>
    <meta:editing-cycles>1</meta:editing-cycles>
    <meta:document-statistic meta:table-count="0" meta:image-count="0" meta:object-count="0" meta:page-count="1" meta:paragraph-count="2" meta:word-count="2" meta:character-count="146" meta:non-whitespace-character-count="146"/>
    <meta:generator>LibreOffice/6.0.7.3$Linux_X86_64 LibreOffice_project/00m0$Build-3</meta:generator>
  </office:meta>
</office:document-meta>
</file>